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9in" svg:height="3.5453in" svg:x="10.578in" svg:y="2.5724in">
            <draw:object draw:notify-on-update-of-ranges="Sheet1.A24:Sheet1.A24 Sheet1.A25:Sheet1.A29 Sheet1.B24:Sheet1.B24 Sheet1.B25:Sheet1.B29 Sheet1.D24:Sheet1.D24 Sheet1.D25:Sheet1.D29 Sheet1.F24:Sheet1.F24 Sheet1.F25:Sheet1.F29 Sheet1.H24:Sheet1.H24 Sheet1.H25:Sheet1.H29 Sheet1.J24:Sheet1.J24 Sheet1.J25:Sheet1.J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9in" svg:height="3.5453in" svg:x="15.3594in" svg:y="2.6039in">
            <draw:object draw:notify-on-update-of-ranges="Sheet1.A24:Sheet1.A24 Sheet1.A25:Sheet1.A29 Sheet1.C24:Sheet1.C24 Sheet1.C25:Sheet1.C29 Sheet1.E24:Sheet1.E24 Sheet1.E25:Sheet1.E29 Sheet1.G24:Sheet1.G24 Sheet1.G25:Sheet1.G29 Sheet1.I24:Sheet1.I24 Sheet1.I25:Sheet1.I29 Sheet1.K24:Sheet1.K24 Sheet1.K25:Sheet1.K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QP 22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<text:s/>RBER 1E-3</text:p>
          </table:table-cell>
          <table:table-cell table:number-columns-repeated="2" office:value-type="string" calcext:value-type="string">
            <text:p><text:s/>RBER 1E-4</text:p>
          </table:table-cell>
          <table:table-cell table:number-columns-repeated="2" office:value-type="string" calcext:value-type="string">
            <text:p><text:s/>RBER 1E-5</text:p>
          </table:table-cell>
          <table:table-cell table:number-columns-repeated="2" office:value-type="string" calcext:value-type="string">
            <text:p><text:s/>RBER 1E-6</text:p>
          </table:table-cell>
          <table:table-cell table:number-columns-repeated="2" office:value-type="string" calcext:value-type="string">
            <text:p><text:s/>RBER 1E-7</text:p>
          </table:table-cell>
        </table:table-row>
        <table:table-row table:style-name="ro1">
          <table:table-cell office:value-type="string" calcext:value-type="string">
            <text:p>WBER 1E-3</text:p>
          </table:table-cell>
          <table:table-cell office:value-type="float" office:value="168498.44" calcext:value-type="float">
            <text:p>168498.44</text:p>
          </table:table-cell>
          <table:table-cell office:value-type="float" office:value="38.678" calcext:value-type="float">
            <text:p>38.678</text:p>
          </table:table-cell>
          <table:table-cell office:value-type="float" office:value="35349.44" calcext:value-type="float">
            <text:p>35349.44</text:p>
          </table:table-cell>
          <table:table-cell office:value-type="float" office:value="39.769" calcext:value-type="float">
            <text:p>39.769</text:p>
          </table:table-cell>
          <table:table-cell office:value-type="float" office:value="34983.51" calcext:value-type="float">
            <text:p>34983.51</text:p>
          </table:table-cell>
          <table:table-cell office:value-type="float" office:value="39.781" calcext:value-type="float">
            <text:p>39.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BER 1E-4</text:p>
          </table:table-cell>
          <table:table-cell office:value-type="float" office:value="165293.46" calcext:value-type="float">
            <text:p>165293.46</text:p>
          </table:table-cell>
          <table:table-cell office:value-type="float" office:value="39.055" calcext:value-type="float">
            <text:p>39.055</text:p>
          </table:table-cell>
          <table:table-cell office:value-type="float" office:value="42460.22" calcext:value-type="float">
            <text:p>42460.22</text:p>
          </table:table-cell>
          <table:table-cell office:value-type="float" office:value="39.627" calcext:value-type="float">
            <text:p>39.627</text:p>
          </table:table-cell>
          <table:table-cell office:value-type="float" office:value="35349.44" calcext:value-type="float">
            <text:p>35349.44</text:p>
          </table:table-cell>
          <table:table-cell office:value-type="float" office:value="39.769" calcext:value-type="float">
            <text:p>39.769</text:p>
          </table:table-cell>
          <table:table-cell office:value-type="float" office:value="34983.51" calcext:value-type="float">
            <text:p>34983.51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63.83" calcext:value-type="float">
            <text:p>34963.83</text:p>
          </table:table-cell>
          <table:table-cell office:value-type="float" office:value="39.781" calcext:value-type="float">
            <text:p>39.781</text:p>
          </table:table-cell>
        </table:table-row>
        <table:table-row table:style-name="ro1">
          <table:table-cell office:value-type="string" calcext:value-type="string">
            <text:p>WBER 1E-5</text:p>
          </table:table-cell>
          <table:table-cell office:value-type="float" office:value="165293.46" calcext:value-type="float">
            <text:p>165293.46</text:p>
          </table:table-cell>
          <table:table-cell office:value-type="float" office:value="39.055" calcext:value-type="float">
            <text:p>39.055</text:p>
          </table:table-cell>
          <table:table-cell office:value-type="float" office:value="42460.22" calcext:value-type="float">
            <text:p>42460.22</text:p>
          </table:table-cell>
          <table:table-cell office:value-type="float" office:value="39.627" calcext:value-type="float">
            <text:p>39.627</text:p>
          </table:table-cell>
          <table:table-cell office:value-type="float" office:value="35349.44" calcext:value-type="float">
            <text:p>35349.44</text:p>
          </table:table-cell>
          <table:table-cell office:value-type="float" office:value="39.769" calcext:value-type="float">
            <text:p>39.769</text:p>
          </table:table-cell>
          <table:table-cell office:value-type="float" office:value="34983.51" calcext:value-type="float">
            <text:p>34983.51</text:p>
          </table:table-cell>
          <table:table-cell office:value-type="float" office:value="39.781" calcext:value-type="float">
            <text:p>39.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R 1E-6</text:p>
          </table:table-cell>
          <table:table-cell office:value-type="float" office:value="165293.46" calcext:value-type="float">
            <text:p>165293.46</text:p>
          </table:table-cell>
          <table:table-cell office:value-type="float" office:value="39.055" calcext:value-type="float">
            <text:p>39.055</text:p>
          </table:table-cell>
          <table:table-cell office:value-type="float" office:value="35349.44" calcext:value-type="float">
            <text:p>35349.44</text:p>
          </table:table-cell>
          <table:table-cell office:value-type="float" office:value="39.769" calcext:value-type="float">
            <text:p>39.769</text:p>
          </table:table-cell>
          <table:table-cell office:value-type="float" office:value="34983.51" calcext:value-type="float">
            <text:p>34983.51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63.83" calcext:value-type="float">
            <text:p>34963.83</text:p>
          </table:table-cell>
          <table:table-cell office:value-type="float" office:value="39.781" calcext:value-type="float">
            <text:p>39.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R 1E-7</text:p>
          </table:table-cell>
          <table:table-cell office:value-type="float" office:value="165293.46" calcext:value-type="float">
            <text:p>165293.46</text:p>
          </table:table-cell>
          <table:table-cell office:value-type="float" office:value="39.055" calcext:value-type="float">
            <text:p>39.055</text:p>
          </table:table-cell>
          <table:table-cell office:value-type="float" office:value="42460.22" calcext:value-type="float">
            <text:p>42460.22</text:p>
          </table:table-cell>
          <table:table-cell office:value-type="float" office:value="39.627" calcext:value-type="float">
            <text:p>39.627</text:p>
          </table:table-cell>
          <table:table-cell office:value-type="float" office:value="35349.44" calcext:value-type="float">
            <text:p>35349.44</text:p>
          </table:table-cell>
          <table:table-cell office:value-type="float" office:value="39.769" calcext:value-type="float">
            <text:p>39.769</text:p>
          </table:table-cell>
          <table:table-cell office:value-type="float" office:value="34983.51" calcext:value-type="float">
            <text:p>34983.51</text:p>
          </table:table-cell>
          <table:table-cell office:value-type="float" office:value="39.781" calcext:value-type="float">
            <text:p>39.781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QP 27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<text:s/>RBER 1E-3</text:p>
          </table:table-cell>
          <table:table-cell table:number-columns-repeated="2" office:value-type="string" calcext:value-type="string">
            <text:p><text:s/>RBER 1E-4</text:p>
          </table:table-cell>
          <table:table-cell table:number-columns-repeated="2" office:value-type="string" calcext:value-type="string">
            <text:p><text:s/>RBER 1E-5</text:p>
          </table:table-cell>
          <table:table-cell table:number-columns-repeated="2" office:value-type="string" calcext:value-type="string">
            <text:p><text:s/>RBER 1E-6</text:p>
          </table:table-cell>
          <table:table-cell table:number-columns-repeated="2" office:value-type="string" calcext:value-type="string">
            <text:p><text:s/>RBER 1E-7</text:p>
          </table:table-cell>
        </table:table-row>
        <table:table-row table:style-name="ro1">
          <table:table-cell office:value-type="string" calcext:value-type="string">
            <text:p>WBER 1E-3</text:p>
          </table:table-cell>
          <table:table-cell office:value-type="float" office:value="84723.22" calcext:value-type="float">
            <text:p>84723.22</text:p>
          </table:table-cell>
          <table:table-cell office:value-type="float" office:value="35.886" calcext:value-type="float">
            <text:p>35.886</text:p>
          </table:table-cell>
          <table:table-cell office:value-type="float" office:value="13095.11" calcext:value-type="float">
            <text:p>13095.11</text:p>
          </table:table-cell>
          <table:table-cell office:value-type="float" office:value="37.037" calcext:value-type="float">
            <text:p>37.037</text:p>
          </table:table-cell>
          <table:table-cell office:value-type="float" office:value="9686.15" calcext:value-type="float">
            <text:p>9686.15</text:p>
          </table:table-cell>
          <table:table-cell office:value-type="float" office:value="37.881" calcext:value-type="float">
            <text:p>37.881</text:p>
          </table:table-cell>
          <table:table-cell office:value-type="float" office:value="9519.13" calcext:value-type="float">
            <text:p>9519.13</text:p>
          </table:table-cell>
          <table:table-cell office:value-type="float" office:value="37.91" calcext:value-type="float">
            <text:p>37.91</text:p>
          </table:table-cell>
          <table:table-cell office:value-type="float" office:value="9495.02" calcext:value-type="float">
            <text:p>9495.02</text:p>
          </table:table-cell>
          <table:table-cell office:value-type="float" office:value="37.91" calcext:value-type="float">
            <text:p>37.91</text:p>
          </table:table-cell>
        </table:table-row>
        <table:table-row table:style-name="ro1">
          <table:table-cell office:value-type="string" calcext:value-type="string">
            <text:p>WBER 1E-4</text:p>
          </table:table-cell>
          <table:table-cell office:value-type="float" office:value="12809.46" calcext:value-type="float">
            <text:p>12809.46</text:p>
          </table:table-cell>
          <table:table-cell office:value-type="float" office:value="37.103" calcext:value-type="float">
            <text:p>37.103</text:p>
          </table:table-cell>
          <table:table-cell office:value-type="float" office:value="9686.15" calcext:value-type="float">
            <text:p>9686.15</text:p>
          </table:table-cell>
          <table:table-cell office:value-type="float" office:value="37.881" calcext:value-type="float">
            <text:p>37.881</text:p>
          </table:table-cell>
          <table:table-cell office:value-type="float" office:value="9517.39" calcext:value-type="float">
            <text:p>9517.39</text:p>
          </table:table-cell>
          <table:table-cell office:value-type="float" office:value="37.911" calcext:value-type="float">
            <text:p>37.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BER 1E-5</text:p>
          </table:table-cell>
          <table:table-cell office:value-type="float" office:value="12809.46" calcext:value-type="float">
            <text:p>12809.46</text:p>
          </table:table-cell>
          <table:table-cell office:value-type="float" office:value="37.103" calcext:value-type="float">
            <text:p>37.103</text:p>
          </table:table-cell>
          <table:table-cell office:value-type="float" office:value="9686.15" calcext:value-type="float">
            <text:p>9686.15</text:p>
          </table:table-cell>
          <table:table-cell office:value-type="float" office:value="37.881" calcext:value-type="float">
            <text:p>37.881</text:p>
          </table:table-cell>
          <table:table-cell office:value-type="float" office:value="9495.02" calcext:value-type="float">
            <text:p>9495.02</text:p>
          </table:table-cell>
          <table:table-cell office:value-type="float" office:value="37.91" calcext:value-type="float">
            <text:p>37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BER 1E-6</text:p>
          </table:table-cell>
          <table:table-cell office:value-type="float" office:value="12809.46" calcext:value-type="float">
            <text:p>12809.46</text:p>
          </table:table-cell>
          <table:table-cell office:value-type="float" office:value="37.103" calcext:value-type="float">
            <text:p>37.103</text:p>
          </table:table-cell>
          <table:table-cell office:value-type="float" office:value="9686.15" calcext:value-type="float">
            <text:p>9686.15</text:p>
          </table:table-cell>
          <table:table-cell office:value-type="float" office:value="37.881" calcext:value-type="float">
            <text:p>37.881</text:p>
          </table:table-cell>
          <table:table-cell office:value-type="float" office:value="9495.02" calcext:value-type="float">
            <text:p>9495.02</text:p>
          </table:table-cell>
          <table:table-cell office:value-type="float" office:value="37.91" calcext:value-type="float">
            <text:p>37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BER 1E-7</text:p>
          </table:table-cell>
          <table:table-cell office:value-type="float" office:value="84723.22" calcext:value-type="float">
            <text:p>84723.22</text:p>
          </table:table-cell>
          <table:table-cell office:value-type="float" office:value="35.886" calcext:value-type="float">
            <text:p>35.886</text:p>
          </table:table-cell>
          <table:table-cell office:value-type="float" office:value="12809.46" calcext:value-type="float">
            <text:p>12809.46</text:p>
          </table:table-cell>
          <table:table-cell office:value-type="float" office:value="37.103" calcext:value-type="float">
            <text:p>37.103</text:p>
          </table:table-cell>
          <table:table-cell office:value-type="float" office:value="9686.15" calcext:value-type="float">
            <text:p>9686.15</text:p>
          </table:table-cell>
          <table:table-cell office:value-type="float" office:value="37.881" calcext:value-type="float">
            <text:p>37.881</text:p>
          </table:table-cell>
          <table:table-cell office:value-type="float" office:value="9517.39" calcext:value-type="float">
            <text:p>9517.39</text:p>
          </table:table-cell>
          <table:table-cell office:value-type="float" office:value="37.911" calcext:value-type="float">
            <text:p>37.911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QP 32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<text:s/>RBER 1E-3</text:p>
          </table:table-cell>
          <table:table-cell table:number-columns-repeated="2" office:value-type="string" calcext:value-type="string">
            <text:p><text:s/>RBER 1E-4</text:p>
          </table:table-cell>
          <table:table-cell table:number-columns-repeated="2" office:value-type="string" calcext:value-type="string">
            <text:p><text:s/>RBER 1E-5</text:p>
          </table:table-cell>
          <table:table-cell table:number-columns-repeated="2" office:value-type="string" calcext:value-type="string">
            <text:p><text:s/>RBER 1E-6</text:p>
          </table:table-cell>
          <table:table-cell table:number-columns-repeated="2" office:value-type="string" calcext:value-type="string">
            <text:p><text:s/>RBER 1E-7</text:p>
          </table:table-cell>
        </table:table-row>
        <table:table-row table:style-name="ro1">
          <table:table-cell office:value-type="string" calcext:value-type="string">
            <text:p>WBER 1E-3</text:p>
          </table:table-cell>
          <table:table-cell office:value-type="float" office:value="33108.43" calcext:value-type="float">
            <text:p>33108.43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57.12" calcext:value-type="float">
            <text:p>5757.12</text:p>
          </table:table-cell>
          <table:table-cell office:value-type="float" office:value="34.998" calcext:value-type="float">
            <text:p>34.998</text:p>
          </table:table-cell>
          <table:table-cell office:value-type="float" office:value="4331.33" calcext:value-type="float">
            <text:p>4331.33</text:p>
          </table:table-cell>
          <table:table-cell office:value-type="float" office:value="36.186" calcext:value-type="float">
            <text:p>36.186</text:p>
          </table:table-cell>
          <table:table-cell office:value-type="float" office:value="4248.39" calcext:value-type="float">
            <text:p>4248.39</text:p>
          </table:table-cell>
          <table:table-cell office:value-type="float" office:value="36.226" calcext:value-type="float">
            <text:p>36.226</text:p>
          </table:table-cell>
          <table:table-cell office:value-type="float" office:value="4234.71" calcext:value-type="float">
            <text:p>4234.71</text:p>
          </table:table-cell>
          <table:table-cell office:value-type="float" office:value="36.227" calcext:value-type="float">
            <text:p>36.227</text:p>
          </table:table-cell>
        </table:table-row>
        <table:table-row table:style-name="ro1">
          <table:table-cell office:value-type="string" calcext:value-type="string">
            <text:p>WBER 1E-4</text:p>
          </table:table-cell>
          <table:table-cell office:value-type="float" office:value="33108.43" calcext:value-type="float">
            <text:p>33108.43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57.12" calcext:value-type="float">
            <text:p>5757.12</text:p>
          </table:table-cell>
          <table:table-cell office:value-type="float" office:value="34.998" calcext:value-type="float">
            <text:p>34.998</text:p>
          </table:table-cell>
          <table:table-cell office:value-type="float" office:value="4331.33" calcext:value-type="float">
            <text:p>4331.33</text:p>
          </table:table-cell>
          <table:table-cell office:value-type="float" office:value="36.186" calcext:value-type="float">
            <text:p>36.186</text:p>
          </table:table-cell>
          <table:table-cell office:value-type="float" office:value="4248.39" calcext:value-type="float">
            <text:p>4248.39</text:p>
          </table:table-cell>
          <table:table-cell office:value-type="float" office:value="36.226" calcext:value-type="float">
            <text:p>36.226</text:p>
          </table:table-cell>
          <table:table-cell office:value-type="float" office:value="4234.71" calcext:value-type="float">
            <text:p>4234.71</text:p>
          </table:table-cell>
          <table:table-cell office:value-type="float" office:value="36.227" calcext:value-type="float">
            <text:p>36.227</text:p>
          </table:table-cell>
        </table:table-row>
        <table:table-row table:style-name="ro1">
          <table:table-cell office:value-type="string" calcext:value-type="string">
            <text:p>WBER 1E-5</text:p>
          </table:table-cell>
          <table:table-cell office:value-type="float" office:value="33108.43" calcext:value-type="float">
            <text:p>33108.43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57.12" calcext:value-type="float">
            <text:p>5757.12</text:p>
          </table:table-cell>
          <table:table-cell office:value-type="float" office:value="34.998" calcext:value-type="float">
            <text:p>34.998</text:p>
          </table:table-cell>
          <table:table-cell office:value-type="float" office:value="4331.33" calcext:value-type="float">
            <text:p>4331.33</text:p>
          </table:table-cell>
          <table:table-cell office:value-type="float" office:value="36.186" calcext:value-type="float">
            <text:p>36.186</text:p>
          </table:table-cell>
          <table:table-cell office:value-type="float" office:value="4248.39" calcext:value-type="float">
            <text:p>4248.39</text:p>
          </table:table-cell>
          <table:table-cell office:value-type="float" office:value="36.226" calcext:value-type="float">
            <text:p>36.226</text:p>
          </table:table-cell>
          <table:table-cell office:value-type="float" office:value="4234.71" calcext:value-type="float">
            <text:p>4234.71</text:p>
          </table:table-cell>
          <table:table-cell office:value-type="float" office:value="36.227" calcext:value-type="float">
            <text:p>36.227</text:p>
          </table:table-cell>
        </table:table-row>
        <table:table-row table:style-name="ro1">
          <table:table-cell office:value-type="string" calcext:value-type="string">
            <text:p>WBER 1E-6</text:p>
          </table:table-cell>
          <table:table-cell office:value-type="float" office:value="33108.43" calcext:value-type="float">
            <text:p>33108.43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57.12" calcext:value-type="float">
            <text:p>5757.12</text:p>
          </table:table-cell>
          <table:table-cell office:value-type="float" office:value="34.998" calcext:value-type="float">
            <text:p>34.998</text:p>
          </table:table-cell>
          <table:table-cell office:value-type="float" office:value="4344.49" calcext:value-type="float">
            <text:p>4344.49</text:p>
          </table:table-cell>
          <table:table-cell office:value-type="float" office:value="36.18" calcext:value-type="float">
            <text:p>36.18</text:p>
          </table:table-cell>
          <table:table-cell office:value-type="float" office:value="4248.39" calcext:value-type="float">
            <text:p>4248.39</text:p>
          </table:table-cell>
          <table:table-cell office:value-type="float" office:value="36.226" calcext:value-type="float">
            <text:p>36.226</text:p>
          </table:table-cell>
          <table:table-cell office:value-type="float" office:value="4234.71" calcext:value-type="float">
            <text:p>4234.71</text:p>
          </table:table-cell>
          <table:table-cell office:value-type="float" office:value="36.227" calcext:value-type="float">
            <text:p>36.227</text:p>
          </table:table-cell>
        </table:table-row>
        <table:table-row table:style-name="ro1">
          <table:table-cell office:value-type="string" calcext:value-type="string">
            <text:p>WBER 1E-7</text:p>
          </table:table-cell>
          <table:table-cell office:value-type="float" office:value="33108.43" calcext:value-type="float">
            <text:p>33108.43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57.12" calcext:value-type="float">
            <text:p>5757.12</text:p>
          </table:table-cell>
          <table:table-cell office:value-type="float" office:value="34.998" calcext:value-type="float">
            <text:p>34.998</text:p>
          </table:table-cell>
          <table:table-cell office:value-type="float" office:value="4331.33" calcext:value-type="float">
            <text:p>4331.33</text:p>
          </table:table-cell>
          <table:table-cell office:value-type="float" office:value="36.186" calcext:value-type="float">
            <text:p>36.186</text:p>
          </table:table-cell>
          <table:table-cell office:value-type="float" office:value="4248.39" calcext:value-type="float">
            <text:p>4248.39</text:p>
          </table:table-cell>
          <table:table-cell office:value-type="float" office:value="36.226" calcext:value-type="float">
            <text:p>36.226</text:p>
          </table:table-cell>
          <table:table-cell office:value-type="float" office:value="4235.84" calcext:value-type="float">
            <text:p>4235.84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QP 37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<text:s/>RBER 1E-3</text:p>
          </table:table-cell>
          <table:table-cell table:number-columns-repeated="2" office:value-type="string" calcext:value-type="string">
            <text:p><text:s/>RBER 1E-4</text:p>
          </table:table-cell>
          <table:table-cell table:number-columns-repeated="2" office:value-type="string" calcext:value-type="string">
            <text:p><text:s/>RBER 1E-5</text:p>
          </table:table-cell>
          <table:table-cell table:number-columns-repeated="2" office:value-type="string" calcext:value-type="string">
            <text:p><text:s/>RBER 1E-6</text:p>
          </table:table-cell>
          <table:table-cell table:number-columns-repeated="2" office:value-type="string" calcext:value-type="string">
            <text:p><text:s/>RBER 1E-7</text:p>
          </table:table-cell>
        </table:table-row>
        <table:table-row table:style-name="ro1">
          <table:table-cell office:value-type="string" calcext:value-type="string">
            <text:p>WBER 1E-3</text:p>
          </table:table-cell>
          <table:table-cell office:value-type="float" office:value="9061.8" calcext:value-type="float">
            <text:p>9061.8</text:p>
          </table:table-cell>
          <table:table-cell office:value-type="float" office:value="30.678" calcext:value-type="float">
            <text:p>30.678</text:p>
          </table:table-cell>
          <table:table-cell office:value-type="float" office:value="2642.98" calcext:value-type="float">
            <text:p>2642.98</text:p>
          </table:table-cell>
          <table:table-cell office:value-type="float" office:value="33.093" calcext:value-type="float">
            <text:p>33.093</text:p>
          </table:table-cell>
          <table:table-cell office:value-type="float" office:value="2106.61" calcext:value-type="float">
            <text:p>2106.61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72.99" calcext:value-type="float">
            <text:p>2072.99</text:p>
          </table:table-cell>
          <table:table-cell office:value-type="float" office:value="34.233" calcext:value-type="float">
            <text:p>34.233</text:p>
          </table:table-cell>
          <table:table-cell office:value-type="float" office:value="2068.45" calcext:value-type="float">
            <text:p>2068.45</text:p>
          </table:table-cell>
          <table:table-cell office:value-type="float" office:value="34.237" calcext:value-type="float">
            <text:p>34.237</text:p>
          </table:table-cell>
        </table:table-row>
        <table:table-row table:style-name="ro1">
          <table:table-cell office:value-type="string" calcext:value-type="string">
            <text:p>WBER 1E-4</text:p>
          </table:table-cell>
          <table:table-cell office:value-type="float" office:value="9061.8" calcext:value-type="float">
            <text:p>9061.8</text:p>
          </table:table-cell>
          <table:table-cell office:value-type="float" office:value="30.678" calcext:value-type="float">
            <text:p>30.678</text:p>
          </table:table-cell>
          <table:table-cell office:value-type="float" office:value="2642.98" calcext:value-type="float">
            <text:p>2642.98</text:p>
          </table:table-cell>
          <table:table-cell office:value-type="float" office:value="33.093" calcext:value-type="float">
            <text:p>33.093</text:p>
          </table:table-cell>
          <table:table-cell office:value-type="float" office:value="2106.61" calcext:value-type="float">
            <text:p>2106.61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72.77" calcext:value-type="float">
            <text:p>2072.77</text:p>
          </table:table-cell>
          <table:table-cell office:value-type="float" office:value="34.234" calcext:value-type="float">
            <text:p>34.234</text:p>
          </table:table-cell>
          <table:table-cell office:value-type="float" office:value="2068.45" calcext:value-type="float">
            <text:p>2068.45</text:p>
          </table:table-cell>
          <table:table-cell office:value-type="float" office:value="34.237" calcext:value-type="float">
            <text:p>34.237</text:p>
          </table:table-cell>
        </table:table-row>
        <table:table-row table:style-name="ro1">
          <table:table-cell office:value-type="string" calcext:value-type="string">
            <text:p>WBER 1E-5</text:p>
          </table:table-cell>
          <table:table-cell office:value-type="float" office:value="9061.8" calcext:value-type="float">
            <text:p>9061.8</text:p>
          </table:table-cell>
          <table:table-cell office:value-type="float" office:value="30.678" calcext:value-type="float">
            <text:p>30.678</text:p>
          </table:table-cell>
          <table:table-cell office:value-type="float" office:value="2642.98" calcext:value-type="float">
            <text:p>2642.98</text:p>
          </table:table-cell>
          <table:table-cell office:value-type="float" office:value="33.093" calcext:value-type="float">
            <text:p>33.093</text:p>
          </table:table-cell>
          <table:table-cell office:value-type="float" office:value="2106.61" calcext:value-type="float">
            <text:p>2106.61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72.77" calcext:value-type="float">
            <text:p>2072.77</text:p>
          </table:table-cell>
          <table:table-cell office:value-type="float" office:value="34.234" calcext:value-type="float">
            <text:p>34.234</text:p>
          </table:table-cell>
          <table:table-cell office:value-type="float" office:value="2068.45" calcext:value-type="float">
            <text:p>2068.45</text:p>
          </table:table-cell>
          <table:table-cell office:value-type="float" office:value="34.237" calcext:value-type="float">
            <text:p>34.237</text:p>
          </table:table-cell>
        </table:table-row>
        <table:table-row table:style-name="ro1">
          <table:table-cell office:value-type="string" calcext:value-type="string">
            <text:p>WBER 1E-6</text:p>
          </table:table-cell>
          <table:table-cell office:value-type="float" office:value="9061.8" calcext:value-type="float">
            <text:p>9061.8</text:p>
          </table:table-cell>
          <table:table-cell office:value-type="float" office:value="30.678" calcext:value-type="float">
            <text:p>30.678</text:p>
          </table:table-cell>
          <table:table-cell office:value-type="float" office:value="2108.88" calcext:value-type="float">
            <text:p>2108.88</text:p>
          </table:table-cell>
          <table:table-cell office:value-type="float" office:value="34.185" calcext:value-type="float">
            <text:p>34.185</text:p>
          </table:table-cell>
          <table:table-cell office:value-type="float" office:value="2072.77" calcext:value-type="float">
            <text:p>2072.77</text:p>
          </table:table-cell>
          <table:table-cell office:value-type="float" office:value="34.234" calcext:value-type="float">
            <text:p>34.234</text:p>
          </table:table-cell>
          <table:table-cell office:value-type="float" office:value="2067.7" calcext:value-type="float">
            <text:p>2067.7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R 1E-7</text:p>
          </table:table-cell>
          <table:table-cell office:value-type="float" office:value="9061.8" calcext:value-type="float">
            <text:p>9061.8</text:p>
          </table:table-cell>
          <table:table-cell office:value-type="float" office:value="30.678" calcext:value-type="float">
            <text:p>30.678</text:p>
          </table:table-cell>
          <table:table-cell office:value-type="float" office:value="2642.98" calcext:value-type="float">
            <text:p>2642.98</text:p>
          </table:table-cell>
          <table:table-cell office:value-type="float" office:value="33.093" calcext:value-type="float">
            <text:p>33.093</text:p>
          </table:table-cell>
          <table:table-cell office:value-type="float" office:value="2106.61" calcext:value-type="float">
            <text:p>2106.61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72.77" calcext:value-type="float">
            <text:p>2072.77</text:p>
          </table:table-cell>
          <table:table-cell office:value-type="float" office:value="34.234" calcext:value-type="float">
            <text:p>34.234</text:p>
          </table:table-cell>
          <table:table-cell office:value-type="float" office:value="2068.45" calcext:value-type="float">
            <text:p>2068.45</text:p>
          </table:table-cell>
          <table:table-cell office:value-type="float" office:value="34.237" calcext:value-type="float">
            <text:p>34.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5:55:59.201475709</dc:date>
    <meta:document-statistic meta:table-count="1" meta:cell-count="23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legend chart:legend-position="end" svg:x="13.351cm" svg:y="3.208cm" style:legend-expansion="high" chart:style-name="ch2"/>
        <chart:plot-area chart:style-name="ch3" table:cell-range-address="Sheet1.A24:Sheet1.B29 Sheet1.D24:Sheet1.D29 Sheet1.F24:Sheet1.F29 Sheet1.H24:Sheet1.H29 Sheet1.J24:Sheet1.J29" chart:data-source-has-labels="both" svg:x="0.319cm" svg:y="0.18cm" svg:width="12.713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6cm" svg:y="0.191cm" svg:width="10.115cm" svg:height="7.5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5:Sheet1.A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5:Sheet1.B29" chart:label-cell-address="Sheet1.B24:Sheet1.B24" chart:class="chart:bar">
            <chart:data-point chart:repeated="5"/>
          </chart:series>
          <chart:series chart:style-name="ch8" chart:values-cell-range-address="Sheet1.D25:Sheet1.D29" chart:label-cell-address="Sheet1.D24:Sheet1.D24" chart:class="chart:bar">
            <chart:data-point chart:repeated="5"/>
          </chart:series>
          <chart:series chart:style-name="ch9" chart:values-cell-range-address="Sheet1.F25:Sheet1.F29" chart:label-cell-address="Sheet1.F24:Sheet1.F24" chart:class="chart:bar">
            <chart:data-point chart:repeated="5"/>
          </chart:series>
          <chart:series chart:style-name="ch10" chart:values-cell-range-address="Sheet1.H25:Sheet1.H29" chart:label-cell-address="Sheet1.H24:Sheet1.H24" chart:class="chart:bar">
            <chart:data-point chart:repeated="5"/>
          </chart:series>
          <chart:series chart:style-name="ch11" chart:values-cell-range-address="Sheet1.J25:Sheet1.J29" chart:label-cell-address="Sheet1.J24:Sheet1.J2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BER 1E-3</text:p>
                <draw:g>
                  <svg:desc>Sheet1.B24:Sheet1.B24</svg:desc>
                </draw:g>
              </table:table-cell>
              <table:table-cell office:value-type="string">
                <text:p> RBER 1E-4</text:p>
                <draw:g>
                  <svg:desc>Sheet1.D24:Sheet1.D24</svg:desc>
                </draw:g>
              </table:table-cell>
              <table:table-cell office:value-type="string">
                <text:p> RBER 1E-5</text:p>
                <draw:g>
                  <svg:desc>Sheet1.F24:Sheet1.F24</svg:desc>
                </draw:g>
              </table:table-cell>
              <table:table-cell office:value-type="string">
                <text:p> RBER 1E-6</text:p>
                <draw:g>
                  <svg:desc>Sheet1.H24:Sheet1.H24</svg:desc>
                </draw:g>
              </table:table-cell>
              <table:table-cell office:value-type="string">
                <text:p> RBER 1E-7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BER 1E-3</text:p>
                <draw:g>
                  <svg:desc>Sheet1.A25:Sheet1.A29</svg:desc>
                </draw:g>
              </table:table-cell>
              <table:table-cell office:value-type="float" office:value="33108.43">
                <text:p>33108.43</text:p>
                <draw:g>
                  <svg:desc>Sheet1.B25:Sheet1.B29</svg:desc>
                </draw:g>
              </table:table-cell>
              <table:table-cell office:value-type="float" office:value="5757.12">
                <text:p>5757.12</text:p>
                <draw:g>
                  <svg:desc>Sheet1.D25:Sheet1.D29</svg:desc>
                </draw:g>
              </table:table-cell>
              <table:table-cell office:value-type="float" office:value="4331.33">
                <text:p>4331.33</text:p>
                <draw:g>
                  <svg:desc>Sheet1.F25:Sheet1.F29</svg:desc>
                </draw:g>
              </table:table-cell>
              <table:table-cell office:value-type="float" office:value="4248.39">
                <text:p>4248.39</text:p>
                <draw:g>
                  <svg:desc>Sheet1.H25:Sheet1.H29</svg:desc>
                </draw:g>
              </table:table-cell>
              <table:table-cell office:value-type="float" office:value="4234.71">
                <text:p>4234.71</text:p>
                <draw:g>
                  <svg:desc>Sheet1.J25:Sheet1.J29</svg:desc>
                </draw:g>
              </table:table-cell>
            </table:table-row>
            <table:table-row>
              <table:table-cell office:value-type="string">
                <text:p>WBER 1E-4</text:p>
              </table:table-cell>
              <table:table-cell office:value-type="float" office:value="33108.43">
                <text:p>33108.43</text:p>
              </table:table-cell>
              <table:table-cell office:value-type="float" office:value="5757.12">
                <text:p>5757.12</text:p>
              </table:table-cell>
              <table:table-cell office:value-type="float" office:value="4331.33">
                <text:p>4331.33</text:p>
              </table:table-cell>
              <table:table-cell office:value-type="float" office:value="4248.39">
                <text:p>4248.39</text:p>
              </table:table-cell>
              <table:table-cell office:value-type="float" office:value="4234.71">
                <text:p>4234.71</text:p>
              </table:table-cell>
            </table:table-row>
            <table:table-row>
              <table:table-cell office:value-type="string">
                <text:p>WBER 1E-5</text:p>
              </table:table-cell>
              <table:table-cell office:value-type="float" office:value="33108.43">
                <text:p>33108.43</text:p>
              </table:table-cell>
              <table:table-cell office:value-type="float" office:value="5757.12">
                <text:p>5757.12</text:p>
              </table:table-cell>
              <table:table-cell office:value-type="float" office:value="4331.33">
                <text:p>4331.33</text:p>
              </table:table-cell>
              <table:table-cell office:value-type="float" office:value="4248.39">
                <text:p>4248.39</text:p>
              </table:table-cell>
              <table:table-cell office:value-type="float" office:value="4234.71">
                <text:p>4234.71</text:p>
              </table:table-cell>
            </table:table-row>
            <table:table-row>
              <table:table-cell office:value-type="string">
                <text:p>WBER 1E-6</text:p>
              </table:table-cell>
              <table:table-cell office:value-type="float" office:value="33108.43">
                <text:p>33108.43</text:p>
              </table:table-cell>
              <table:table-cell office:value-type="float" office:value="5757.12">
                <text:p>5757.12</text:p>
              </table:table-cell>
              <table:table-cell office:value-type="float" office:value="4344.49">
                <text:p>4344.49</text:p>
              </table:table-cell>
              <table:table-cell office:value-type="float" office:value="4248.39">
                <text:p>4248.39</text:p>
              </table:table-cell>
              <table:table-cell office:value-type="float" office:value="4234.71">
                <text:p>4234.71</text:p>
              </table:table-cell>
            </table:table-row>
            <table:table-row>
              <table:table-cell office:value-type="string">
                <text:p>WBER 1E-7</text:p>
              </table:table-cell>
              <table:table-cell office:value-type="float" office:value="33108.43">
                <text:p>33108.43</text:p>
              </table:table-cell>
              <table:table-cell office:value-type="float" office:value="5757.12">
                <text:p>5757.12</text:p>
              </table:table-cell>
              <table:table-cell office:value-type="float" office:value="4331.33">
                <text:p>4331.33</text:p>
              </table:table-cell>
              <table:table-cell office:value-type="float" office:value="4248.39">
                <text:p>4248.39</text:p>
              </table:table-cell>
              <table:table-cell office:value-type="float" office:value="4235.84">
                <text:p>4235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legend chart:legend-position="end" svg:x="13.351cm" svg:y="3.208cm" style:legend-expansion="high" chart:style-name="ch2"/>
        <chart:plot-area chart:style-name="ch3" table:cell-range-address="Sheet1.A24:Sheet1.A29 Sheet1.C24:Sheet1.C29 Sheet1.E24:Sheet1.E29 Sheet1.G24:Sheet1.G29 Sheet1.I24:Sheet1.I29 Sheet1.K24:Sheet1.K29" chart:data-source-has-labels="both" svg:x="0.319cm" svg:y="0.18cm" svg:width="12.713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cm" svg:y="0.193cm" svg:width="10.687cm" svg:height="7.5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5:Sheet1.A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5:Sheet1.C29" chart:label-cell-address="Sheet1.C24:Sheet1.C24" chart:class="chart:bar">
            <chart:data-point chart:repeated="5"/>
          </chart:series>
          <chart:series chart:style-name="ch8" chart:values-cell-range-address="Sheet1.E25:Sheet1.E29" chart:label-cell-address="Sheet1.E24:Sheet1.E24" chart:class="chart:bar">
            <chart:data-point chart:repeated="5"/>
          </chart:series>
          <chart:series chart:style-name="ch9" chart:values-cell-range-address="Sheet1.G25:Sheet1.G29" chart:label-cell-address="Sheet1.G24:Sheet1.G24" chart:class="chart:bar">
            <chart:data-point chart:repeated="5"/>
          </chart:series>
          <chart:series chart:style-name="ch10" chart:values-cell-range-address="Sheet1.I25:Sheet1.I29" chart:label-cell-address="Sheet1.I24:Sheet1.I24" chart:class="chart:bar">
            <chart:data-point chart:repeated="5"/>
          </chart:series>
          <chart:series chart:style-name="ch11" chart:values-cell-range-address="Sheet1.K25:Sheet1.K29" chart:label-cell-address="Sheet1.K24:Sheet1.K2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BER 1E-3</text:p>
                <draw:g>
                  <svg:desc>Sheet1.C24:Sheet1.C24</svg:desc>
                </draw:g>
              </table:table-cell>
              <table:table-cell office:value-type="string">
                <text:p> RBER 1E-4</text:p>
                <draw:g>
                  <svg:desc>Sheet1.E24:Sheet1.E24</svg:desc>
                </draw:g>
              </table:table-cell>
              <table:table-cell office:value-type="string">
                <text:p> RBER 1E-5</text:p>
                <draw:g>
                  <svg:desc>Sheet1.G24:Sheet1.G24</svg:desc>
                </draw:g>
              </table:table-cell>
              <table:table-cell office:value-type="string">
                <text:p> RBER 1E-6</text:p>
                <draw:g>
                  <svg:desc>Sheet1.I24:Sheet1.I24</svg:desc>
                </draw:g>
              </table:table-cell>
              <table:table-cell office:value-type="string">
                <text:p> RBER 1E-7</text:p>
                <draw:g>
                  <svg:desc>Sheet1.K24:Sheet1.K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BER 1E-3</text:p>
                <draw:g>
                  <svg:desc>Sheet1.A25:Sheet1.A29</svg:desc>
                </draw:g>
              </table:table-cell>
              <table:table-cell office:value-type="float" office:value="32.976">
                <text:p>32.976</text:p>
                <draw:g>
                  <svg:desc>Sheet1.C25:Sheet1.C29</svg:desc>
                </draw:g>
              </table:table-cell>
              <table:table-cell office:value-type="float" office:value="34.998">
                <text:p>34.998</text:p>
                <draw:g>
                  <svg:desc>Sheet1.E25:Sheet1.E29</svg:desc>
                </draw:g>
              </table:table-cell>
              <table:table-cell office:value-type="float" office:value="36.186">
                <text:p>36.186</text:p>
                <draw:g>
                  <svg:desc>Sheet1.G25:Sheet1.G29</svg:desc>
                </draw:g>
              </table:table-cell>
              <table:table-cell office:value-type="float" office:value="36.226">
                <text:p>36.226</text:p>
                <draw:g>
                  <svg:desc>Sheet1.I25:Sheet1.I29</svg:desc>
                </draw:g>
              </table:table-cell>
              <table:table-cell office:value-type="float" office:value="36.227">
                <text:p>36.227</text:p>
                <draw:g>
                  <svg:desc>Sheet1.K25:Sheet1.K29</svg:desc>
                </draw:g>
              </table:table-cell>
            </table:table-row>
            <table:table-row>
              <table:table-cell office:value-type="string">
                <text:p>WBER 1E-4</text:p>
              </table:table-cell>
              <table:table-cell office:value-type="float" office:value="32.976">
                <text:p>32.976</text:p>
              </table:table-cell>
              <table:table-cell office:value-type="float" office:value="34.998">
                <text:p>34.998</text:p>
              </table:table-cell>
              <table:table-cell office:value-type="float" office:value="36.186">
                <text:p>36.186</text:p>
              </table:table-cell>
              <table:table-cell office:value-type="float" office:value="36.226">
                <text:p>36.226</text:p>
              </table:table-cell>
              <table:table-cell office:value-type="float" office:value="36.227">
                <text:p>36.227</text:p>
              </table:table-cell>
            </table:table-row>
            <table:table-row>
              <table:table-cell office:value-type="string">
                <text:p>WBER 1E-5</text:p>
              </table:table-cell>
              <table:table-cell office:value-type="float" office:value="32.976">
                <text:p>32.976</text:p>
              </table:table-cell>
              <table:table-cell office:value-type="float" office:value="34.998">
                <text:p>34.998</text:p>
              </table:table-cell>
              <table:table-cell office:value-type="float" office:value="36.186">
                <text:p>36.186</text:p>
              </table:table-cell>
              <table:table-cell office:value-type="float" office:value="36.226">
                <text:p>36.226</text:p>
              </table:table-cell>
              <table:table-cell office:value-type="float" office:value="36.227">
                <text:p>36.227</text:p>
              </table:table-cell>
            </table:table-row>
            <table:table-row>
              <table:table-cell office:value-type="string">
                <text:p>WBER 1E-6</text:p>
              </table:table-cell>
              <table:table-cell office:value-type="float" office:value="32.976">
                <text:p>32.976</text:p>
              </table:table-cell>
              <table:table-cell office:value-type="float" office:value="34.998">
                <text:p>34.998</text:p>
              </table:table-cell>
              <table:table-cell office:value-type="float" office:value="36.18">
                <text:p>36.18</text:p>
              </table:table-cell>
              <table:table-cell office:value-type="float" office:value="36.226">
                <text:p>36.226</text:p>
              </table:table-cell>
              <table:table-cell office:value-type="float" office:value="36.227">
                <text:p>36.227</text:p>
              </table:table-cell>
            </table:table-row>
            <table:table-row>
              <table:table-cell office:value-type="string">
                <text:p>WBER 1E-7</text:p>
              </table:table-cell>
              <table:table-cell office:value-type="float" office:value="32.976">
                <text:p>32.976</text:p>
              </table:table-cell>
              <table:table-cell office:value-type="float" office:value="34.998">
                <text:p>34.998</text:p>
              </table:table-cell>
              <table:table-cell office:value-type="float" office:value="36.186">
                <text:p>36.186</text:p>
              </table:table-cell>
              <table:table-cell office:value-type="float" office:value="36.226">
                <text:p>36.226</text:p>
              </table:table-cell>
              <table:table-cell office:value-type="float" office:value="36.23">
                <text:p>36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